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5cm" fo:min-width="9.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37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6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draw:fill="none" draw:fill-color="#000000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Arrowheads_20_6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10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2.5cm" fo:min-width="3.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9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middle" draw:auto-grow-height="false" fo:min-height="1cm" fo:min-width="3.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7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5cm" svg:height="1.75cm" svg:x="4.75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72cm" svg:height="1.445cm" svg:x="4.917cm" svg:y="3.405cm">
          <draw:text-box>
            <text:p><text:span text:style-name="T1">make-account: …</text:span></text:p>
            <text:p><text:span text:style-name="T1">acc: </text:span></text:p>
          </draw:text-box>
        </draw:frame>
        <draw:frame draw:style-name="gr3" draw:text-style-name="P2" draw:layer="layout" svg:width="1.764cm" svg:height="1.047cm" svg:x="2.15cm" svg:y="3.6cm">
          <draw:text-box>
            <text:p><text:span text:style-name="T1">global</text:span></text:p>
            <text:p><text:span text:style-name="T1">env</text:span></text:p>
          </draw:text-box>
        </draw:frame>
        <draw:line draw:style-name="gr4" draw:text-style-name="P3" draw:layer="layout" svg:x1="3.75cm" svg:y1="4.1cm" svg:x2="4.75cm" svg:y2="4.1cm">
          <text:p/>
        </draw:line>
        <draw:custom-shape draw:style-name="gr5" draw:text-style-name="P1" draw:layer="layout" svg:width="1cm" svg:height="1cm" svg:x="5.4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4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cm" svg:y1="4.15cm" svg:x2="6.5cm" svg:y2="4.15cm">
          <text:p/>
        </draw:line>
        <draw:line draw:style-name="gr7" draw:text-style-name="P4" draw:layer="layout" svg:x1="6.5cm" svg:y1="4.15cm" svg:x2="6.5cm" svg:y2="9.25cm">
          <text:p/>
        </draw:line>
        <draw:line draw:style-name="gr8" draw:text-style-name="P5" draw:layer="layout" svg:x1="5.95cm" svg:y1="9.85cm" svg:x2="5.95cm" svg:y2="11.85cm">
          <text:p/>
        </draw:line>
        <draw:line draw:style-name="gr9" draw:text-style-name="P5" draw:layer="layout" svg:x1="6.8cm" svg:y1="10cm" svg:x2="10.2cm" svg:y2="10cm">
          <text:p/>
        </draw:line>
        <draw:line draw:style-name="gr10" draw:text-style-name="P5" draw:layer="layout" svg:x1="10.2cm" svg:y1="10cm" svg:x2="10.2cm" svg:y2="8.75cm">
          <text:p/>
        </draw:line>
        <draw:custom-shape draw:style-name="gr11" draw:text-style-name="P1" draw:layer="layout" svg:width="4cm" svg:height="2.75cm" svg:x="9.25cm" svg:y="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0.921cm" svg:height="0.649cm" svg:x="7.829cm" svg:y="6.351cm">
          <draw:text-box>
            <text:p><text:span text:style-name="T1">E1</text:span></text:p>
          </draw:text-box>
        </draw:frame>
        <draw:line draw:style-name="gr4" draw:text-style-name="P3" draw:layer="layout" svg:x1="8.75cm" svg:y1="6.703cm" svg:x2="9.25cm" svg:y2="6.703cm">
          <text:p/>
        </draw:line>
        <draw:frame draw:style-name="gr13" draw:text-style-name="P2" draw:layer="layout" svg:width="3.5cm" svg:height="2.599cm" svg:x="9.5cm" svg:y="6.151cm">
          <draw:text-box>
            <text:p><text:span text:style-name="T1"/></text:p>
            <text:p><text:span text:style-name="T1">balance : 30</text:span></text:p>
            <text:p><text:span text:style-name="T1">withdraw: …</text:span></text:p>
            <text:p><text:span text:style-name="T1">deposit: … </text:span></text:p>
            <text:p><text:span text:style-name="T1">dispatch: …</text:span></text:p>
          </draw:text-box>
        </draw:frame>
        <draw:custom-shape draw:style-name="gr5" draw:text-style-name="P1" draw:layer="layout" svg:width="1cm" svg:height="1cm" svg:x="12.05cm" svg:y="2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13.05cm" svg:y="2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2.55cm" svg:y1="22.3cm" svg:x2="12.55cm" svg:y2="23.55cm">
          <text:p/>
        </draw:line>
        <draw:line draw:style-name="gr9" draw:text-style-name="P5" draw:layer="layout" svg:x1="21cm" svg:y1="20.25cm" svg:x2="22.15cm" svg:y2="20.25cm">
          <text:p/>
        </draw:line>
        <draw:line draw:style-name="gr10" draw:text-style-name="P5" draw:layer="layout" svg:x1="22.15cm" svg:y1="20.25cm" svg:x2="22.15cm" svg:y2="16.75cm">
          <text:p/>
        </draw:line>
        <draw:custom-shape draw:style-name="gr14" draw:text-style-name="P1" draw:layer="layout" svg:width="4cm" svg:height="1.25cm" svg:x="15.1cm" svg:y="17.7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0.921cm" svg:height="0.649cm" svg:x="13.8cm" svg:y="18.15cm">
          <draw:text-box>
            <text:p><text:span text:style-name="T1">E3</text:span></text:p>
          </draw:text-box>
        </draw:frame>
        <draw:line draw:style-name="gr4" draw:text-style-name="P3" draw:layer="layout" svg:x1="14.6cm" svg:y1="18.453cm" svg:x2="15.1cm" svg:y2="18.453cm">
          <text:p/>
        </draw:line>
        <draw:frame draw:style-name="gr15" draw:text-style-name="P2" draw:layer="layout" svg:width="3.421cm" svg:height="1.047cm" svg:x="15.429cm" svg:y="17.901cm">
          <draw:text-box>
            <text:p><text:span text:style-name="T1">initial-amount: 100</text:span></text:p>
          </draw:text-box>
        </draw:frame>
        <draw:custom-shape draw:style-name="gr5" draw:text-style-name="P1" draw:layer="layout" svg:width="1cm" svg:height="1cm" svg:x="19.65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20.65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20.15cm" svg:y1="20.1cm" svg:x2="20.15cm" svg:y2="22.1cm">
          <text:p/>
        </draw:line>
        <draw:line draw:style-name="gr9" draw:text-style-name="P5" draw:layer="layout" svg:x1="13.475cm" svg:y1="22.525cm" svg:x2="16.875cm" svg:y2="22.525cm">
          <text:p/>
        </draw:line>
        <draw:line draw:style-name="gr10" draw:text-style-name="P5" draw:layer="layout" svg:x1="16.875cm" svg:y1="22.525cm" svg:x2="16.875cm" svg:y2="21.25cm">
          <text:p/>
        </draw:line>
        <draw:frame draw:style-name="gr16" draw:text-style-name="P2" draw:layer="layout" svg:width="9.5cm" svg:height="3.547cm" svg:x="19.5cm" svg:y="22.25cm">
          <draw:text-box>
            <text:p><text:span text:style-name="T1">parameters: initial-amount</text:span></text:p>
            <text:p><text:span text:style-name="T1">body: (let ((balance initial-amount)) ...</text:span></text:p>
          </draw:text-box>
        </draw:frame>
        <draw:line draw:style-name="gr6" draw:text-style-name="P4" draw:layer="layout" svg:x1="12.55cm" svg:y1="23.55cm" svg:x2="6.45cm" svg:y2="23.55cm">
          <text:p/>
        </draw:line>
        <draw:line draw:style-name="gr10" draw:text-style-name="P5" draw:layer="layout" svg:x1="11.9cm" svg:y1="10.75cm" svg:x2="11.9cm" svg:y2="8.75cm">
          <text:p/>
        </draw:line>
        <draw:custom-shape draw:style-name="gr14" draw:text-style-name="P1" draw:layer="layout" svg:width="4cm" svg:height="1.25cm" svg:x="8.3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7cm" svg:y="11.15cm">
          <draw:text-box>
            <text:p><text:span text:style-name="T1">E2</text:span></text:p>
          </draw:text-box>
        </draw:frame>
        <draw:line draw:style-name="gr4" draw:text-style-name="P3" draw:layer="layout" svg:x1="7.8cm" svg:y1="11.453cm" svg:x2="8.3cm" svg:y2="11.453cm">
          <text:p/>
        </draw:line>
        <draw:frame draw:style-name="gr12" draw:text-style-name="P2" draw:layer="layout" svg:width="3.421cm" svg:height="0.649cm" svg:x="8.629cm" svg:y="11.101cm">
          <draw:text-box>
            <text:p><text:span text:style-name="T1">m: `deposit</text:span></text:p>
          </draw:text-box>
        </draw:frame>
        <draw:frame draw:style-name="gr17" draw:text-style-name="P2" draw:layer="layout" svg:width="8.25cm" svg:height="1.445cm" svg:x="4.7cm" svg:y="24.355cm">
          <draw:text-box>
            <text:p><text:span text:style-name="T1">parameters: amount</text:span></text:p>
            <text:p><text:span text:style-name="T1">body: (if (&gt;= balance amount ) ...</text:span></text:p>
          </draw:text-box>
        </draw:frame>
        <draw:line draw:style-name="gr10" draw:text-style-name="P5" draw:layer="layout" svg:x1="16.85cm" svg:y1="20cm" svg:x2="16.85cm" svg:y2="19cm">
          <text:p/>
        </draw:line>
        <draw:custom-shape draw:style-name="gr14" draw:text-style-name="P1" draw:layer="layout" svg:width="4cm" svg:height="1.25cm" svg:x="15cm" svg:y="20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0.921cm" svg:height="0.649cm" svg:x="13.7cm" svg:y="20.4cm">
          <draw:text-box>
            <text:p><text:span text:style-name="T1">E4</text:span></text:p>
          </draw:text-box>
        </draw:frame>
        <draw:line draw:style-name="gr4" draw:text-style-name="P3" draw:layer="layout" svg:x1="14.5cm" svg:y1="20.703cm" svg:x2="15cm" svg:y2="20.703cm">
          <text:p/>
        </draw:line>
        <draw:frame draw:style-name="gr12" draw:text-style-name="P2" draw:layer="layout" svg:width="3.421cm" svg:height="0.649cm" svg:x="15.329cm" svg:y="20.351cm">
          <draw:text-box>
            <text:p><text:span text:style-name="T1">balance: 100</text:span></text:p>
          </draw:text-box>
        </draw:frame>
        <draw:line draw:style-name="gr10" draw:text-style-name="P5" draw:layer="layout" svg:x1="10.2cm" svg:y1="6cm" svg:x2="10.2cm" svg:y2="5cm">
          <text:p/>
        </draw:line>
        <draw:line draw:style-name="gr10" draw:text-style-name="P5" draw:layer="layout" svg:x1="16.85cm" svg:y1="17.75cm" svg:x2="16.85cm" svg:y2="16.75cm">
          <text:p/>
        </draw:line>
        <draw:custom-shape draw:style-name="gr14" draw:text-style-name="P1" draw:layer="layout" svg:width="4cm" svg:height="1.25cm" svg:x="9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7.7cm" svg:y="12.9cm">
          <draw:text-box>
            <text:p><text:span text:style-name="T1">E3</text:span></text:p>
          </draw:text-box>
        </draw:frame>
        <draw:line draw:style-name="gr4" draw:text-style-name="P3" draw:layer="layout" svg:x1="8.5cm" svg:y1="13.203cm" svg:x2="9cm" svg:y2="13.203cm">
          <text:p/>
        </draw:line>
        <draw:frame draw:style-name="gr12" draw:text-style-name="P2" draw:layer="layout" svg:width="3.421cm" svg:height="0.649cm" svg:x="9.329cm" svg:y="12.851cm">
          <draw:text-box>
            <text:p><text:span text:style-name="T1">amount: 40</text:span></text:p>
          </draw:text-box>
        </draw:frame>
        <draw:line draw:style-name="gr10" draw:text-style-name="P5" draw:layer="layout" svg:x1="12.75cm" svg:y1="12.5cm" svg:x2="12.75cm" svg:y2="8.75cm">
          <text:p/>
        </draw:line>
        <draw:custom-shape draw:style-name="gr14" draw:text-style-name="P1" draw:layer="layout" svg:width="4cm" svg:height="1.25cm" svg:x="14.3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13cm" svg:y="11.15cm">
          <draw:text-box>
            <text:p><text:span text:style-name="T1">E4</text:span></text:p>
          </draw:text-box>
        </draw:frame>
        <draw:line draw:style-name="gr4" draw:text-style-name="P3" draw:layer="layout" svg:x1="13.8cm" svg:y1="11.453cm" svg:x2="14.3cm" svg:y2="11.453cm">
          <text:p/>
        </draw:line>
        <draw:frame draw:style-name="gr12" draw:text-style-name="P2" draw:layer="layout" svg:width="3.421cm" svg:height="0.649cm" svg:x="14.629cm" svg:y="11.101cm">
          <draw:text-box>
            <text:p><text:span text:style-name="T1">m: `withdraw</text:span></text:p>
          </draw:text-box>
        </draw:frame>
        <draw:custom-shape draw:style-name="gr14" draw:text-style-name="P1" draw:layer="layout" svg:width="4cm" svg:height="1.25cm" svg:x="1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13.7cm" svg:y="12.9cm">
          <draw:text-box>
            <text:p><text:span text:style-name="T1">E5</text:span></text:p>
          </draw:text-box>
        </draw:frame>
        <draw:line draw:style-name="gr4" draw:text-style-name="P3" draw:layer="layout" svg:x1="14.5cm" svg:y1="13.203cm" svg:x2="15cm" svg:y2="13.203cm">
          <text:p/>
        </draw:line>
        <draw:frame draw:style-name="gr12" draw:text-style-name="P2" draw:layer="layout" svg:width="3.421cm" svg:height="0.649cm" svg:x="15.329cm" svg:y="12.851cm">
          <draw:text-box>
            <text:p><text:span text:style-name="T1">amount: 60</text:span></text:p>
          </draw:text-box>
        </draw:frame>
        <draw:line draw:style-name="gr10" draw:text-style-name="P5" draw:layer="layout" svg:x1="17.75cm" svg:y1="8.25cm" svg:x2="13.25cm" svg:y2="8.25cm">
          <text:p/>
        </draw:line>
        <draw:line draw:style-name="gr18" draw:text-style-name="P3" draw:layer="layout" svg:x1="17.75cm" svg:y1="8.25cm" svg:x2="17.75cm" svg:y2="10.75cm">
          <text:p/>
        </draw:line>
        <draw:line draw:style-name="gr10" draw:text-style-name="P5" draw:layer="layout" svg:x1="18.651cm" svg:y1="7.676cm" svg:x2="13.251cm" svg:y2="7.676cm">
          <text:p/>
        </draw:line>
        <draw:line draw:style-name="gr18" draw:text-style-name="P3" draw:layer="layout" svg:x1="18.651cm" svg:y1="7.676cm" svg:x2="18.651cm" svg:y2="12.5cm">
          <text:p/>
        </draw:line>
        <draw:frame draw:style-name="gr19" draw:text-style-name="P2" draw:layer="layout" svg:width="4cm" svg:height="0.75cm" svg:x="9cm" svg:y="14cm">
          <draw:text-box>
            <text:p><text:span text:style-name="T1">call to deposit</text:span></text:p>
          </draw:text-box>
        </draw:frame>
        <draw:frame draw:style-name="gr19" draw:text-style-name="P2" draw:layer="layout" svg:width="4cm" svg:height="0.75cm" svg:x="15cm" svg:y="14cm">
          <draw:text-box>
            <text:p><text:span text:style-name="T1">call to withdraw</text:span></text:p>
          </draw:text-box>
        </draw:frame>
        <draw:frame draw:style-name="gr17" draw:text-style-name="P2" draw:layer="layout" svg:width="8.25cm" svg:height="1.445cm" svg:x="2.25cm" svg:y="12.055cm">
          <draw:text-box>
            <text:p><text:span text:style-name="T1">parameters: balance</text:span></text:p>
            <text:p><text:span text:style-name="T1">body: </text:span></text:p>
            <text:p><text:span text:style-name="T1"><text:s text:c="2"/></text:span><text:span text:style-name="T1">(define (withdraw …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5-05-03T09:45:38.919145872</dc:date>
    <meta:editing-duration>PT1S</meta:editing-duration>
    <meta:editing-cycles>1</meta:editing-cycles>
    <meta:document-statistic meta:object-count="64"/>
  </office:meta>
</office:document-meta>
</file>